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swald" svg:font-family="Oswald"/>
    <style:font-face style:name="FreeSans1" svg:font-family="FreeSans" style:font-family-generic="swiss"/>
    <style:font-face style:name="Source Sans Pro" svg:font-family="'Source Sans Pro'" style:font-family-generic="swiss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09b6" officeooo:paragraph-rsid="001509b6"/>
    </style:style>
    <style:style style:name="P2" style:family="paragraph" style:parent-style-name="Text_20_body">
      <style:text-properties officeooo:rsid="00152f8d" officeooo:paragraph-rsid="00152f8d"/>
    </style:style>
    <style:style style:name="P3" style:family="paragraph" style:parent-style-name="Text_20_body">
      <style:text-properties fo:font-size="11pt" fo:font-weight="bold" officeooo:rsid="00152f8d" officeooo:paragraph-rsid="00152f8d" style:font-size-asian="11pt" style:font-weight-asian="bold" style:font-size-complex="11pt" style:font-weight-complex="bold"/>
    </style:style>
    <style:style style:name="P4" style:family="paragraph" style:parent-style-name="Text_20_body" style:list-style-name="L1">
      <style:text-properties fo:font-size="11pt" officeooo:rsid="00152f8d" officeooo:paragraph-rsid="00152f8d" style:font-size-asian="11pt" style:font-size-complex="11pt"/>
    </style:style>
    <style:style style:name="P5" style:family="paragraph" style:parent-style-name="Text_20_body" style:list-style-name="L1">
      <style:text-properties officeooo:rsid="00152f8d" officeooo:paragraph-rsid="00152f8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3604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17be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urzanleitung „QuizBoard“</text:h>
      <text:h text:style-name="Heading_20_2" text:outline-level="2">(1) Einschalten</text:h>
      <text:p text:style-name="P1">Das QuizBoard verfügt über einen Schalter in der linken unteren Ecke. Wenn das QuizBoard eingeschaltet wird, leuchtet die gelbe Status LED <text:span text:style-name="T1">dauerhaft</text:span>. Das System ist jetzt betriebsbereit.</text:p>
      <text:h text:style-name="Heading_20_2" text:outline-level="2">(2) Neues Spiel</text:h>
      <text:p text:style-name="P1">Durch Drücken des roten Tasters „Neustart“ wird ein neues Spiel gestartet. Die gelbe Status-LED beginnt nun zu <text:span text:style-name="T1">blinken</text:span>.</text:p>
      <text:p text:style-name="P1">Der Anwender kann nun die Fragen in beliebiger Reihenfolge beantworten.</text:p>
      <text:p text:style-name="P1">Die Antwort wird durch das Drücken einer der vier Antworttasten rechts neben der jeweiligen Frage gegeben. Eine einmal gegebene Antwort ist nicht mehr änderbar!</text:p>
      <text:p text:style-name="P1">Es müssen immer alle acht Fragen beantwortet werden.</text:p>
      <text:p text:style-name="P1">Es gibt kein Zeitlimit für die Beantwortung der Fragen.</text:p>
      <text:h text:style-name="Heading_20_2" text:outline-level="2">(3) Abschluss des Spiels</text:h>
      <text:p text:style-name="P2">Das Spiel ist beendet, wenn die letzte Frage beantwortet ist.</text:p>
      <text:p text:style-name="P2">Das Ergebnis bleibt für 30 Sekunden bestehen. Danach wechselt das System in den Bereitschaft<text:span text:style-name="T4">s</text:span>modus. Die Status-LED leuchtet wieder <text:span text:style-name="T1">dauerhaft</text:span>.</text:p>
      <text:h text:style-name="Heading_20_2" text:outline-level="2">(4) Abbruch eines Spiels</text:h>
      <text:p text:style-name="P2">Soll ein laufendes Spiel (vor dem Beantworten der letzten Frage) abgebrochen werden, so reicht ein Betätigen des roten Tasters „Neustart“.</text:p>
      <text:p text:style-name="P2">Das bisherige Ergebnis bleibt für 30 Sekunden bestehen. Danach wechselt das System in den Bereitschaft<text:span text:style-name="T4">s</text:span>modus. Die Status-LED leuchtet wieder <text:span text:style-name="T1">dauerhaft</text:span>.</text:p>
      <text:p text:style-name="P1"/>
      <text:p text:style-name="P3">Hinweise:</text:p>
      <text:list xml:id="list8257306241610005458" text:style-name="L1">
        <text:list-item>
          <text:p text:style-name="P4">diese Anleitung bezieht sich auf Version 1.0 <text:span text:style-name="T2">der Firmware</text:span></text:p>
        </text:list-item>
        <text:list-item>
          <text:p text:style-name="P5"><text:span text:style-name="T3">Quellcode des Projekts ist unter </text:span><text:a xlink:type="simple" xlink:href="http://https://github.com/joede/quiz-board"><text:span text:style-name="T3">http://github.com/joede/quiz-board</text:span></text:a><text:span text:style-name="T3"> verfügba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swald" svg:font-family="Oswald"/>
    <style:font-face style:name="FreeSans1" svg:font-family="FreeSans" style:font-family-generic="swiss"/>
    <style:font-face style:name="Source Sans Pro" svg:font-family="'Source Sans Pro'" style:font-family-generic="swiss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ans Pro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swald" fo:font-family="Oswald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 fo:line-height="100%"/>
      <style:text-properties style:font-name="DejaVu Sans" fo:font-family="'DejaVu Sans'" style:font-style-name="Book" style:font-family-generic="swiss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7:18:10.055292504</meta:creation-date>
    <dc:date>2014-08-27T17:55:46.695000450</dc:date>
    <meta:editing-duration>PT15M12S</meta:editing-duration>
    <meta:editing-cycles>8</meta:editing-cycles>
    <meta:generator>LibreOffice/4.2.6.2$Linux_X86_64 LibreOffice_project/420m0$Build-2</meta:generator>
    <meta:print-date>2014-08-27T17:49:24.764192968</meta:print-date>
    <meta:document-statistic meta:table-count="0" meta:image-count="0" meta:object-count="0" meta:page-count="1" meta:paragraph-count="18" meta:word-count="199" meta:character-count="1383" meta:non-whitespace-character-count="1204"/>
  </office:meta>
</office:document-meta>
</file>